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break-before="page"/>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list-style-name="L1"/>
    <style:style style:name="P7" style:family="paragraph" style:parent-style-name="Heading_20_1">
      <style:paragraph-properties fo:break-before="page"/>
    </style:style>
    <style:style style:name="T1" style:family="text">
      <style:text-properties style:text-underline-style="none"/>
    </style:style>
    <style:style style:name="T2"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tiá</text:p>
      <text:p text:style-name="P1">Manual de usuari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Índice de contenido</text:p>
          </text:index-title>
          <text:p text:style-name="P5">Introducción<text:tab/>3</text:p>
          <text:p text:style-name="P5">El robot<text:tab/>4</text:p>
          <text:p text:style-name="P4">Vista superior<text:tab/>4</text:p>
          <text:p text:style-name="P4">Vista inferior<text:tab/>4</text:p>
          <text:p text:style-name="P4">Especificaciones<text:tab/>4</text:p>
          <text:p text:style-name="P5">Instalación<text:tab/>4</text:p>
          <text:p text:style-name="P5">Ejecución<text:tab/>4</text:p>
          <text:p text:style-name="P4">Conexiónes<text:tab/>4</text:p>
          <text:p text:style-name="P4">Ejecutando Tortugarte<text:tab/>4</text:p>
          <text:p text:style-name="P5">Cuidados del robot<text:tab/>5</text:p>
          <text:p text:style-name="P5">Donde consultar y encontrar información<text:tab/>6</text:p>
          <text:p text:style-name="P5">Posibles problemas<text:tab/>6</text:p>
        </text:index-body>
      </text:table-of-content>
      <text:p text:style-name="P1"/>
      <text:p text:style-name="P2"/>
      <text:h text:style-name="Heading_20_1" text:outline-level="1">Introducción</text:h>
      <text:p text:style-name="Text_20_body"/>
      <text:p text:style-name="Text_20_body"><text:tab/>El robot Butiá es una herramienta educativa muy potente. Este robot vuelve la tarea de programación mucho más entretenida, además de que ayuda a “bajar a tierra” conceptos abstractos ya que manifiesta en el mundo físico conceptos de programación en alto nivel. <text:s/>También permite al estudiante incursionar en el mundo de la robótica sin tener conocimientos de electrónica o programación. </text:p>
      <text:p text:style-name="Text_20_body"/>
      <text:p text:style-name="Text_20_body"><text:tab/>Esta herramienta tiene la capacidad de ser constructivo. Esto implica que el estudiante deberá utilizar su imaginación para darle la forma que crea necesaria al robot para resolver algún problema de la realidad. </text:p>
      <text:p text:style-name="Text_20_body"/>
      <text:p text:style-name="Text_20_body"><text:tab/>El Butiá cuenta con un grupo de sensores que permiten al mismo obtener información del entorno así cómo <text:span text:style-name="T1">actuadores</text:span> para poder realizar <text:s/>acciones sobre el mismo. En la página FIXME se puede obtener detalles sobre sensores y actuadores.</text:p>
      <text:p text:style-name="Text_20_body"/>
      <text:p text:style-name="Text_20_body"><text:tab/>Qué lo disfruten!!</text:p>
      <text:h text:style-name="P7" text:outline-level="1">El robot</text:h>
      <text:p text:style-name="Text_20_body"><text:tab/>En este capítulo mostraremos cuales son los principales componentes del robot</text:p>
      <text:p text:style-name="Text_20_body"/>
      <text:h text:style-name="Heading_20_2" text:outline-level="2">Vista superior</text:h>
      <text:p text:style-name="Text_20_body"><text:tab/>//FIXME-foto del butia visto de arriba</text:p>
      <text:p text:style-name="Text_20_body"><text:tab/>1- Chasis de acrílico</text:p>
      <text:p text:style-name="Text_20_body"><text:tab/>2- </text:p>
      <text:p text:style-name="Text_20_body"/>
      <text:h text:style-name="Heading_20_2" text:outline-level="2">Vista inferior</text:h>
      <text:p text:style-name="Text_20_body"/>
      <text:p text:style-name="Text_20_body"><text:tab/>//FIXME- foto del butia visto de bajo</text:p>
      <text:p text:style-name="Text_20_body"><text:tab/>1- Pack de pilas</text:p>
      <text:h text:style-name="Heading_20_2" text:outline-level="2">Especificaciones</text:h>
      <text:p text:style-name="Text_20_body"/>
      <text:h text:style-name="Heading_20_1" text:outline-level="1">Instalación</text:h>
      <text:p text:style-name="Text_20_body"><text:tab/></text:p>
      <text:h text:style-name="Heading_20_1" text:outline-level="1">Ejecución</text:h>
      <text:p text:style-name="Text_20_body"><text:tab/>Para poder poner en marcha el robot primero se deben realizar las conexiones de los componentes a nivel físico y luego ejecutar los programas correspondientes en la computadora.</text:p>
      <text:h text:style-name="Heading_20_2" text:outline-level="2">Conexiones</text:h>
      <text:p text:style-name="Text_20_body"/>
      <text:p text:style-name="Text_20_body"><text:tab/>Lo primero que debemos hacer es poner el interruptor de encendido (<text:span text:style-name="T2">ref a figura</text:span>) en la posición “ON”. Transcurridos unos segundos, el robot debería mover las ruedas un poquito hacia adelante y un poquito hacia atrás. Si esto no sucede, deberá verificar que las baterías están cargadas y el cable de alimentación de la Arduino está correctamente conectado (<text:span text:style-name="T2">ref a figura</text:span>).</text:p>
      <text:p text:style-name="Text_20_body"><text:tab/><text:span text:style-name="T1">En segundo lugar, conectaremos el cable USB a la computadora por un lado y a la placa Arduino por otro.</text:span></text:p>
      <text:p text:style-name="Text_20_body"><text:span text:style-name="T1"><text:tab/>Luego de realizar estas acciones, estamos en condiciones de ejecutar Tortugarte para controlar el robot <text:s/>o iniciar el servidor “bobot”.</text:span></text:p>
      <text:p text:style-name="Text_20_body"/>
      <text:h text:style-name="Heading_20_2" text:outline-level="2">Ejecutando Tortugarte</text:h>
      <text:p text:style-name="Text_20_body"><text:tab/></text:p>
      <text:p text:style-name="Text_20_body"><text:soft-page-break/><text:tab/>Para poder correr Tortugarte y controlar el Robot Butiá en primer lugar debemos ejecutar la actividad “Terminal”.</text:p>
      <text:p text:style-name="Text_20_body"><text:tab/>//FIXME screenshot terminal</text:p>
      <text:p text:style-name="Text_20_body"><text:tab/>De ahí debemos ir a la carpeta “butiarepo” (por más información sobre cómo obtener la carpeta “butiarepo” dirigirse a [1] o consultar son su estudiante referente). Dicha carpeta será instalada en el directorio “home” por defecto. Para ir al home se debe introducir el comando “cd” y luego enter cómo se muestra a continuación.</text:p>
      <text:p text:style-name="Text_20_body"><text:tab/>//FIXME screenshot home</text:p>
      <text:p text:style-name="Text_20_body"><text:tab/>Luego ingresamos los siguientes comandos:</text:p>
      <text:p text:style-name="Text_20_body"><text:tab/>//FIXME screenshot cd butiarepo cd trunk cd Tortuga..</text:p>
      <text:p text:style-name="Text_20_body"><text:tab/>Sólo resta ejecutar el programa Tortugarte (que incluye las pestaña para controlar al robot). Para eso hacer:</text:p>
      <text:p text:style-name="Text_20_body"><text:tab/>//FIXME screenshot sh execute.sh</text:p>
      <text:p text:style-name="Text_20_body"><text:tab/>Una vez abierto, deberíamos obtener algo cómo vemos a continuación:</text:p>
      <text:p text:style-name="Text_20_body"><text:tab/>//FIXME screenshot tortugarte pestaña Robot Butiá</text:p>
      <text:p text:style-name="Text_20_body"><text:tab/>En la pestaña Robot Butiá podemos observar fichas de diferentes colores. Las fichas que están en color verde son las que efectivamente se pueden utilizar (el robot puede reconocer que sensores o actuadores tiene conectados). Las fichas en color gris significan que no están disponibles para el robot.</text:p>
      <text:p text:style-name="Text_20_body"/>
      <text:p text:style-name="Text_20_body"><text:tab/>Para ponerlo en funcionamiento basta con arrastras las fichas a la pantalla y “engancharlas” entre sí de forma de formar un programa. Luego basta hacer doble click en la ficha “start” y nuestro Robot Butiá entrará en acción!!</text:p>
      <text:p text:style-name="Text_20_body"/>
      <text:h text:style-name="Heading_20_2" text:outline-level="2">Ejecutando el servidor</text:h>
      <text:p text:style-name="Text_20_body"/>
      <text:p text:style-name="Text_20_body"><text:tab/>En caso de que se prefiera trabajar con otro lenguaje de programación en lugar de Tortugarte el procedimiento para inciar robot es diferente al explicado en el punto anterior. En este caso lo primero que debemos hacer es ejecutar el servidor del robot “bobot-server.lua”. Para ello debemos...</text:p>
      <text:p text:style-name="Text_20_body"/>
      <text:p text:style-name="Text_20_body"><text:tab/>//FIXME</text:p>
      <text:p text:style-name="Text_20_body"><text:s text:c="9"/></text:p>
      <text:h text:style-name="Heading_20_1" text:outline-level="1">Cuidados del robot</text:h>
      <text:h text:style-name="Heading_20_1" text:outline-level="1"/>
      <text:h text:style-name="P7" text:outline-level="1">Donde consultar y encontrar información</text:h>
      <text:p text:style-name="Text_20_body"><text:tab/>Consultar con el estudiante referente asignado a su liceo. La forma de comunicarse con el mismo debería haber sido arreglada en alguna de sus visitas al liceo.</text:p>
      <text:p text:style-name="Text_20_body"><text:tab/>A través del correo electrónico <text:a xlink:type="simple" xlink:href="mailto:butia@fing.edu.uy">butia@fing.edu.uy</text:a></text:p>
      <text:p text:style-name="Text_20_body"><text:tab/>En el grupo de noticias <text:s/>alojado en el servidor news.fing.edu.uy</text:p>
      <text:p text:style-name="Text_20_body"><text:tab/>En el Laboratorio de Robótica y Sistemas Embembidos de la Facultad de Ingeniería UdelaR. </text:p>
      <text:p text:style-name="Text_20_body"><text:tab/><text:tab/></text:p>
      <text:h text:style-name="Heading_20_1" text:outline-level="1">Posibles problemas</text:h>
      <text:p text:style-name="Text_20_body"/>
      <text:list xml:id="list155980759" text:style-name="L1">
        <text:list-item>
          <text:p text:style-name="P6">Pongo el interruptor en ON y el robot no se mueve.</text:p>
          <text:list>
            <text:list-item>
              <text:p text:style-name="P6">Solución: Están cargadas las pilas? Utilizar el cargador que proveé el Robot Butiá para esta tarea. </text:p>
            </text:list-item>
            <text:list-item>
              <text:p text:style-name="P6">Solución: Está puesto en la placa Arduino el conector que está unido al botón de encendido? En caso de no estar conectado, tan sólo enchufar el conector en la placa Arduino. Luego poner el botón en ON.</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de </meta:initial-creator>
    <meta:creation-date>2010-09-09T11:03:10.57</meta:creation-date>
    <dc:date>2010-09-14T18:03:45</dc:date>
    <dc:creator>Jorge </dc:creator>
    <meta:editing-duration>PT04H14M29S</meta:editing-duration>
    <meta:editing-cycles>16</meta:editing-cycles>
    <meta:generator>OpenOffice.org/3.2$Linux OpenOffice.org_project/320m12$Build-9483</meta:generator>
    <meta:document-statistic meta:table-count="0" meta:image-count="0" meta:object-count="0" meta:page-count="6" meta:paragraph-count="67" meta:word-count="760" meta:character-count="4719"/>
  </office:meta>
</office:document-meta>
</file>